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Replacements/OleObj1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application/octet-stream" manifest:full-path="OleObj1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Arial" svg:font-family="Arial"/>
    <style:font-face style:name="Calibri1" svg:font-family="Calibri"/>
    <style:font-face style:name="Helvetica" svg:font-family="Helvetica"/>
    <style:font-face style:name="Papyrus" svg:font-family="Papyrus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3.069cm" fo:margin-left="0cm" table:align="left" style:may-break-between-rows="true" style:writing-mode="lr-tb"/>
    </style:style>
    <style:style style:name="Tabelle1.A" style:family="table-column">
      <style:table-column-properties style:column-width="4.166cm"/>
    </style:style>
    <style:style style:name="Tabelle1.B" style:family="table-column">
      <style:table-column-properties style:column-width="8.902cm"/>
    </style:style>
    <style:style style:name="Tabelle1.1" style:family="table-row">
      <style:table-row-properties style:min-row-height="0.36cm"/>
    </style:style>
    <style:style style:name="Tabelle1.A1" style:family="table-cell">
      <style:table-cell-properties fo:background-color="#cccccc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1.B1" style:family="table-cell">
      <style:table-cell-properties fo:background-color="#ffffff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1.3" style:family="table-row">
      <style:table-row-properties style:min-row-height="0.466cm"/>
    </style:style>
    <style:style style:name="Tabelle1.4" style:family="table-row">
      <style:table-row-properties style:min-row-height="0.508cm"/>
    </style:style>
    <style:style style:name="Tabelle1.6" style:family="table-row">
      <style:table-row-properties style:min-row-height="1.429cm"/>
    </style:style>
    <style:style style:name="Tabelle2" style:family="table">
      <style:table-properties style:width="8.943cm" fo:margin-left="0cm" table:align="left" style:may-break-between-rows="true" style:writing-mode="lr-tb"/>
    </style:style>
    <style:style style:name="Tabelle2.A" style:family="table-column">
      <style:table-column-properties style:column-width="0.688cm"/>
    </style:style>
    <style:style style:name="Tabelle2.B" style:family="table-column">
      <style:table-column-properties style:column-width="8.255cm"/>
    </style:style>
    <style:style style:name="Tabelle2.A1" style:family="table-cell">
      <style:table-cell-properties fo:background-color="#ffffff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3" style:family="table">
      <style:table-properties style:width="16.002cm" fo:margin-left="0cm" table:align="left" style:may-break-between-rows="true" style:writing-mode="lr-tb"/>
    </style:style>
    <style:style style:name="Tabelle3.A" style:family="table-column">
      <style:table-column-properties style:column-width="0.848cm"/>
    </style:style>
    <style:style style:name="Tabelle3.B" style:family="table-column">
      <style:table-column-properties style:column-width="2.118cm"/>
    </style:style>
    <style:style style:name="Tabelle3.C" style:family="table-column">
      <style:table-column-properties style:column-width="1.612cm"/>
    </style:style>
    <style:style style:name="Tabelle3.D" style:family="table-column">
      <style:table-column-properties style:column-width="2.307cm"/>
    </style:style>
    <style:style style:name="Tabelle3.E" style:family="table-column">
      <style:table-column-properties style:column-width="4.789cm"/>
    </style:style>
    <style:style style:name="Tabelle3.F" style:family="table-column">
      <style:table-column-properties style:column-width="1.404cm"/>
    </style:style>
    <style:style style:name="Tabelle3.G" style:family="table-column">
      <style:table-column-properties style:column-width="2.923cm"/>
    </style:style>
    <style:style style:name="Tabelle3.A1" style:family="table-cell">
      <style:table-cell-properties fo:background-color="#ffffff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3.D1" style:family="table-cell">
      <style:table-cell-properties fo:background-color="#cccccc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3.2" style:family="table-row">
      <style:table-row-properties style:min-row-height="0.423cm"/>
    </style:style>
    <style:style style:name="Tabelle4" style:family="table">
      <style:table-properties style:width="4.579cm" fo:margin-left="0cm" table:align="left" style:may-break-between-rows="true" style:writing-mode="lr-tb"/>
    </style:style>
    <style:style style:name="Tabelle4.A" style:family="table-column">
      <style:table-column-properties style:column-width="0.848cm"/>
    </style:style>
    <style:style style:name="Tabelle4.B" style:family="table-column">
      <style:table-column-properties style:column-width="2.118cm"/>
    </style:style>
    <style:style style:name="Tabelle4.C" style:family="table-column">
      <style:table-column-properties style:column-width="1.612cm"/>
    </style:style>
    <style:style style:name="Tabelle4.A1" style:family="table-cell">
      <style:table-cell-properties fo:background-color="#cccccc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5" style:family="table">
      <style:table-properties style:width="16.004cm" fo:margin-left="0cm" table:align="left" style:may-break-between-rows="true" style:writing-mode="lr-tb"/>
    </style:style>
    <style:style style:name="Tabelle5.A" style:family="table-column">
      <style:table-column-properties style:column-width="2.014cm"/>
    </style:style>
    <style:style style:name="Tabelle5.B" style:family="table-column">
      <style:table-column-properties style:column-width="2.33cm"/>
    </style:style>
    <style:style style:name="Tabelle5.C" style:family="table-column">
      <style:table-column-properties style:column-width="6.881cm"/>
    </style:style>
    <style:style style:name="Tabelle5.D" style:family="table-column">
      <style:table-column-properties style:column-width="1.91cm"/>
    </style:style>
    <style:style style:name="Tabelle5.E" style:family="table-column">
      <style:table-column-properties style:column-width="2.868cm"/>
    </style:style>
    <style:style style:name="Tabelle5.A1" style:family="table-cell">
      <style:table-cell-properties fo:background-color="#cccccc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5.A2" style:family="table-cell">
      <style:table-cell-properties fo:background-color="#ffffff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6" style:family="table">
      <style:table-properties style:width="16.002cm" fo:margin-left="0cm" table:align="left" style:may-break-between-rows="true" style:writing-mode="lr-tb"/>
    </style:style>
    <style:style style:name="Tabelle6.A" style:family="table-column">
      <style:table-column-properties style:column-width="3.471cm"/>
    </style:style>
    <style:style style:name="Tabelle6.B" style:family="table-column">
      <style:table-column-properties style:column-width="12.531cm"/>
    </style:style>
    <style:style style:name="Tabelle6.A1" style:family="table-cell">
      <style:table-cell-properties fo:background-color="#cccccc" fo:padding-left="0.102cm" fo:padding-right="0.102cm" fo:padding-top="0cm" fo:padding-bottom="0cm" fo:border="0.002cm solid #000000" fo:vertical-align="top">
        <style:background-image/>
      </style:table-cell-properties>
    </style:style>
    <style:style style:name="Tabelle6.A2" style:family="table-cell">
      <style:table-cell-properties fo:background-color="#ffffff" fo:padding-left="0.102cm" fo:padding-right="0.102cm" fo:padding-top="0cm" fo:padding-bottom="0cm" fo:border="0.002cm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margin-top="0cm" fo:margin-bottom="0.423cm" fo:line-height="100%" fo:text-align="center" style:justify-single-word="false"/>
    </style:style>
    <style:style style:name="P4" style:family="paragraph" style:parent-style-name="Standard">
      <style:paragraph-properties fo:margin-top="4.022cm" fo:margin-bottom="0.423cm" fo:line-height="100%" fo:text-align="center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5" style:family="paragraph" style:parent-style-name="Standard">
      <style:paragraph-properties fo:margin-top="0cm" fo:margin-bottom="0.423cm" fo:line-height="100%" fo:text-align="center" style:justify-single-word="false"/>
      <style:text-properties fo:color="#280099" style:font-name="Papyrus" fo:font-size="40pt" fo:font-weight="normal" fo:background-color="transparent" style:font-name-asian="Papyrus" style:font-name-complex="Papyrus"/>
    </style:style>
    <style:style style:name="P6" style:family="paragraph" style:parent-style-name="Standard">
      <style:paragraph-properties fo:margin-top="0cm" fo:margin-bottom="0.21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7" style:family="paragraph" style:parent-style-name="Standard">
      <style:paragraph-properties fo:margin-top="0cm" fo:margin-bottom="0.212cm"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 style:list-style-name="L2">
      <style:paragraph-properties fo:margin-top="0cm" fo:margin-bottom="0.212cm" fo:line-height="100%" fo:text-align="justify" style:justify-single-word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9" style:family="paragraph" style:parent-style-name="Standard" style:list-style-name="L7">
      <style:paragraph-properties fo:margin-top="0cm" fo:margin-bottom="0.212cm" fo:line-height="100%" fo:text-align="justify" style:justify-single-word="false"/>
    </style:style>
    <style:style style:name="P10" style:family="paragraph" style:parent-style-name="Standard" style:list-style-name="L1">
      <style:paragraph-properties fo:margin-top="0cm" fo:margin-bottom="0.212cm" fo:line-height="10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11" style:family="paragraph" style:parent-style-name="Standard" style:list-style-name="L2">
      <style:paragraph-properties fo:margin-top="0cm" fo:margin-bottom="0.212cm" fo:line-height="10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12" style:family="paragraph" style:parent-style-name="Standard" style:list-style-name="L7">
      <style:paragraph-properties fo:margin-top="0cm" fo:margin-bottom="0.212cm" fo:line-height="100%" fo:text-align="justify" style:justify-single-word="false"/>
      <style:text-properties fo:color="#000000" style:font-name="Arial" fo:font-size="12pt" fo:font-weight="normal" fo:background-color="transparent" style:font-name-asian="Arial" style:font-name-complex="Arial"/>
    </style:style>
    <style:style style:name="P13" style:family="paragraph" style:parent-style-name="Standard" style:list-style-name="L7">
      <style:paragraph-properties fo:margin-top="0cm" fo:margin-bottom="0.212cm" fo:line-height="100%" fo:text-align="justify" style:justify-single-word="false"/>
      <style:text-properties fo:color="#ff0000" style:font-name="Arial" fo:font-size="12pt" fo:font-weight="normal" fo:background-color="transparent" style:font-name-asian="Arial" style:font-name-complex="Arial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1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bold" fo:background-color="transparent" style:font-name-asian="Arial" style:font-name-complex="Arial"/>
    </style:style>
    <style:style style:name="P16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7" style:family="paragraph" style:parent-style-name="Standard" style:list-style-name="L8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8" style:family="paragraph" style:parent-style-name="Standard" style:list-style-name="L9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19" style:family="paragraph" style:parent-style-name="Standard" style:list-style-name="L10">
      <style:paragraph-properties fo:line-height="100%" fo:text-align="start" style:justify-single-word="false"/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" style:font-name-complex="Arial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2" style:family="paragraph" style:parent-style-name="Standard">
      <style:paragraph-properties fo:line-height="100%" fo:text-align="start" style:justify-single-word="false">
        <style:tab-stops>
          <style:tab-stop style:position="9.022cm" style:type="right"/>
        </style:tab-stops>
      </style:paragraph-properties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3" style:family="paragraph" style:parent-style-name="Standard">
      <style:paragraph-properties fo:line-height="100%" fo:text-align="start" style:justify-single-word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4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1pt" fo:font-weight="normal" fo:background-color="transparent" style:font-name-asian="Arial" style:font-name-complex="Arial"/>
    </style:style>
    <style:style style:name="P25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1pt" fo:font-weight="bold" fo:background-color="transparent" style:font-name-asian="Arial" style:font-name-complex="Arial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8" style:family="paragraph" style:parent-style-name="Standard">
      <style:paragraph-properties fo:line-height="100%" fo:text-align="center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29" style:family="paragraph" style:parent-style-name="Standard">
      <style:paragraph-properties fo:line-height="100%" fo:text-align="start" style:justify-single-word="false">
        <style:tab-stops>
          <style:tab-stop style:position="9.022cm" style:type="right"/>
        </style:tab-stops>
      </style:paragraph-properties>
      <style:text-properties fo:color="#280099" style:font-name="Arial" fo:font-size="10pt" fo:font-weight="normal" fo:background-color="transparent" style:font-name-asian="Arial" style:font-name-complex="Arial"/>
    </style:style>
    <style:style style:name="P30" style:family="paragraph" style:parent-style-name="Standard">
      <style:paragraph-properties fo:line-height="100%" fo:text-align="start" style:justify-single-word="false"/>
      <style:text-properties fo:color="#0000ff" style:font-name="Helvetica" fo:font-size="11.5pt" fo:font-weight="normal" fo:background-color="transparent" style:font-name-asian="Helvetica" style:font-name-complex="Helvetica"/>
    </style:style>
    <style:style style:name="P31" style:family="paragraph" style:parent-style-name="Standard">
      <style:paragraph-properties fo:line-height="100%" fo:text-align="start" style:justify-single-word="false"/>
      <style:text-properties fo:color="#ff0000" style:font-name="Arial" fo:font-size="16pt" fo:font-weight="bold" fo:background-color="transparent" style:font-name-asian="Arial" style:font-name-complex="Arial"/>
    </style:style>
    <style:style style:name="P32" style:family="paragraph" style:parent-style-name="Standard">
      <style:paragraph-properties fo:line-height="100%" fo:text-align="justify" style:justify-single-word="false"/>
      <style:text-properties fo:color="#000080" style:font-name="Arial" fo:font-size="12pt" fo:font-weight="normal" fo:background-color="transparent" style:font-name-asian="Arial" style:font-name-complex="Arial"/>
    </style:style>
    <style:style style:name="P33" style:family="paragraph" style:parent-style-name="Standard">
      <style:paragraph-properties fo:margin-top="0.42cm" fo:margin-bottom="0.42cm" fo:line-height="100%" fo:text-align="start" style:justify-single-word="false"/>
      <style:text-properties style:use-window-font-color="true" style:font-name="Arial" fo:font-size="16pt" fo:font-weight="bold" fo:background-color="transparent" style:font-name-asian="Arial" style:font-name-complex="Arial"/>
    </style:style>
    <style:style style:name="P34" style:family="paragraph" style:parent-style-name="Standard">
      <style:paragraph-properties fo:margin-top="0.42cm" fo:margin-bottom="0.42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5" style:family="paragraph" style:parent-style-name="Standard">
      <style:paragraph-properties fo:margin-top="0.423cm" fo:margin-bottom="0.212cm" fo:line-height="100%" fo:text-align="start" style:justify-single-word="false"/>
      <style:text-properties fo:text-transform="uppercase" style:use-window-font-color="true" style:font-name="Arial" fo:font-size="13pt" fo:font-weight="bold" fo:background-color="transparent" style:font-name-asian="Arial" style:font-name-complex="Arial"/>
    </style:style>
    <style:style style:name="P36" style:family="paragraph" style:parent-style-name="Standard">
      <style:paragraph-properties fo:margin-top="0.423cm" fo:margin-bottom="0.212cm" fo:line-height="100%" fo:text-align="start" style:justify-single-word="false"/>
      <style:text-properties fo:text-transform="uppercase" style:use-window-font-color="true" style:font-name="Arial" fo:font-size="11pt" fo:font-weight="bold" fo:background-color="transparent" style:font-name-asian="Arial" style:font-name-complex="Arial"/>
    </style:style>
    <style:style style:name="P37" style:family="paragraph" style:parent-style-name="Standard">
      <style:paragraph-properties fo:margin-top="0.423cm" fo:margin-bottom="0.212cm" fo:line-height="100%" fo:text-align="start" style:justify-single-word="false"/>
      <style:text-properties fo:text-transform="uppercase" fo:color="#ff0000" style:font-name="Arial" fo:font-size="11pt" fo:font-weight="bold" fo:background-color="transparent" style:font-name-asian="Arial" style:font-name-complex="Arial"/>
    </style:style>
    <style:style style:name="P38" style:family="paragraph" style:parent-style-name="Standard">
      <style:paragraph-properties fo:margin-top="0.423cm" fo:margin-bottom="0.212cm" fo:line-height="100%" fo:text-align="start" style:justify-single-word="false"/>
      <style:text-properties style:use-window-font-color="true" style:font-name="Calibri1" fo:font-size="11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39" style:family="paragraph" style:parent-style-name="Standard" style:list-style-name="L7">
      <style:paragraph-properties fo:margin-left="0.635cm" fo:margin-right="0cm" fo:margin-top="0cm" fo:margin-bottom="0.212cm" fo:line-height="100%" fo:text-align="start" style:justify-single-word="false" fo:text-indent="0cm" style:auto-text-indent="false"/>
    </style:style>
    <style:style style:name="P40" style:family="paragraph" style:parent-style-name="Standard" style:list-style-name="L2">
      <style:paragraph-properties fo:margin-left="0.635cm" fo:margin-right="0cm" fo:margin-top="0cm" fo:margin-bottom="0.212cm" fo:line-height="100%" fo:text-align="justify" style:justify-single-word="false" fo:text-indent="0cm" style:auto-text-indent="false"/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P41" style:family="paragraph" style:parent-style-name="Standard" style:list-style-name="L7">
      <style:paragraph-properties fo:margin-left="0.635cm" fo:margin-right="0cm" fo:margin-top="0cm" fo:margin-bottom="0.212cm" fo:line-height="100%" fo:text-align="justify" style:justify-single-word="false" fo:text-indent="0cm" style:auto-text-indent="false"/>
      <style:text-properties fo:color="#000000" style:font-name="Arial" fo:font-size="12pt" fo:font-weight="normal" fo:background-color="transparent" style:font-name-asian="Arial" style:font-name-complex="Arial"/>
    </style:style>
    <style:style style:name="P42" style:family="paragraph" style:parent-style-name="Standard" style:list-style-name="L7">
      <style:paragraph-properties fo:margin-left="0.635cm" fo:margin-right="0cm" fo:margin-top="0cm" fo:margin-bottom="0.212cm" fo:line-height="100%" fo:text-align="start" style:justify-single-word="false" fo:text-indent="0cm" style:auto-text-indent="false"/>
      <style:text-properties fo:color="#000000" style:font-name="Arial" fo:font-size="12pt" fo:font-weight="normal" fo:background-color="transparent" style:font-name-asian="Arial" style:font-name-complex="Arial"/>
    </style:style>
    <style:style style:name="P43" style:family="paragraph" style:parent-style-name="Standard" style:list-style-name="L3">
      <style:paragraph-properties fo:margin-top="0cm" fo:margin-bottom="0.353cm" fo:line-height="100%" fo:text-align="justify" style:justify-single-word="false"/>
      <style:text-properties style:use-window-font-color="true" style:font-name="Helvetica" fo:font-size="11.5pt" fo:font-weight="normal" fo:background-color="transparent" style:font-name-asian="Helvetica" style:font-name-complex="Helvetica"/>
    </style:style>
    <style:style style:name="P44" style:family="paragraph" style:parent-style-name="Standard" style:list-style-name="L4">
      <style:paragraph-properties fo:margin-top="0.423cm" fo:margin-bottom="0cm" fo:line-height="100%" fo:text-align="start" style:justify-single-word="false"/>
    </style:style>
    <style:style style:name="P45" style:family="paragraph" style:parent-style-name="Standard" style:list-style-name="L4">
      <style:paragraph-properties fo:margin-top="0.423cm" fo:margin-bottom="0cm" fo:line-height="100%" fo:text-align="start" style:justify-single-word="false"/>
      <style:text-properties style:use-window-font-color="true" style:font-name="Helvetica" fo:font-size="11pt" fo:font-weight="normal" fo:background-color="transparent" style:font-name-asian="Helvetica" style:font-name-complex="Helvetica"/>
    </style:style>
    <style:style style:name="P46" style:family="paragraph" style:parent-style-name="Standard" style:list-style-name="L5">
      <style:paragraph-properties fo:margin-top="0.423cm" fo:margin-bottom="0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7" style:family="paragraph" style:parent-style-name="Standard" style:list-style-name="L6">
      <style:paragraph-properties fo:margin-top="0.423cm" fo:margin-bottom="0cm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8" style:family="paragraph" style:parent-style-name="Standard">
      <style:paragraph-properties fo:margin-top="0.199cm" fo:margin-bottom="0cm" fo:line-height="100%" fo:text-align="start" style:justify-single-word="false"/>
      <style:text-properties style:use-window-font-color="true" style:font-name="Arial" fo:font-size="10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Arial" style:font-name-complex="Arial"/>
    </style:style>
    <style:style style:name="T1" style:family="text"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2" style:family="text">
      <style:text-properties style:use-window-font-color="true" style:font-name="Arial" fo:font-size="11pt" fo:font-weight="bold" fo:background-color="transparent" style:font-name-asian="Arial" style:font-name-complex="Arial"/>
    </style:style>
    <style:style style:name="T3" style:family="text">
      <style:text-properties style:use-window-font-color="true" style:font-name="Arial" fo:font-size="10pt" fo:font-weight="normal" fo:background-color="transparent" style:font-name-asian="Arial" style:font-name-complex="Arial"/>
    </style:style>
    <style:style style:name="T4" style:family="text">
      <style:text-properties style:use-window-font-color="true" style:font-name="Arial" fo:font-size="12pt" fo:font-weight="normal" fo:background-color="transparent" style:font-name-asian="Arial" style:font-name-complex="Arial"/>
    </style:style>
    <style:style style:name="T5" style:family="text">
      <style:text-properties style:use-window-font-color="true" style:font-name="Helvetica" fo:font-size="11pt" fo:font-weight="normal" fo:background-color="transparent" style:font-name-asian="Helvetica" style:font-name-complex="Helvetica"/>
    </style:style>
    <style:style style:name="T6" style:family="text">
      <style:text-properties style:use-window-font-color="true" style:font-name="Helvetica" fo:font-size="11pt" fo:font-weight="bold" fo:background-color="transparent" style:font-name-asian="Helvetica" style:font-name-complex="Helvetica"/>
    </style:style>
    <style:style style:name="T7" style:family="text">
      <style:text-properties style:use-window-font-color="true" style:font-name="Helvetica" fo:font-size="12pt" fo:font-weight="bold" fo:background-color="transparent" style:font-name-asian="Helvetica" style:font-name-complex="Helvetica"/>
    </style:style>
    <style:style style:name="T8" style:family="text">
      <style:text-properties fo:color="#280099" style:font-name="Arial" fo:font-size="14pt" fo:font-weight="normal" fo:background-color="transparent" style:font-name-asian="Arial" style:font-name-complex="Arial"/>
    </style:style>
    <style:style style:name="T9" style:family="text">
      <style:text-properties fo:color="#000000" style:font-name="Arial" fo:font-size="12pt" fo:font-weight="normal" fo:background-color="transparent" style:font-name-asian="Arial" style:font-name-complex="Arial"/>
    </style:style>
    <style:style style:name="T10" style:family="text">
      <style:text-properties fo:color="#000000" style:font-name="Arial" fo:font-size="12pt" fo:font-weight="bold" fo:background-color="transparent" style:font-name-asian="Arial" style:font-name-complex="Arial"/>
    </style:style>
    <style:style style:name="T11" style:family="text">
      <style:text-properties fo:color="#000000" style:text-position="super 58%" style:font-name="Arial" fo:font-size="12pt" fo:font-weight="normal" fo:background-color="transparent" style:font-name-asian="Arial" style:font-name-complex="Arial"/>
    </style:style>
    <style:style style:name="T12" style:family="text">
      <style:text-properties fo:color="#000000" style:text-line-through-style="solid" style:font-name="Arial" fo:font-size="12pt" fo:font-weight="normal" fo:background-color="transparent" style:font-name-asian="Arial" style:font-name-complex="Arial"/>
    </style:style>
    <style:style style:name="T13" style:family="text">
      <style:text-properties fo:color="#0000ff" style:font-name="Helvetica" fo:font-size="11pt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Helvetica" style:font-name-complex="Helvetica"/>
    </style:style>
    <style:style style:name="T14" style:family="text">
      <style:text-properties fo:color="#0000ff" style:font-name="Arial" fo:font-size="10pt" fo:font-weight="normal" fo:background-color="transparent" style:font-name-asian="Arial" style:font-name-complex="Arial"/>
    </style:style>
    <style:style style:name="T15" style:family="text">
      <style:text-properties style:language-asian="ja" style:country-asian="JP"/>
    </style:style>
    <style:style style:name="T16" style:family="text">
      <style:text-properties fo:color="#66ff66" style:language-asian="ja" style:country-asian="JP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bullet text:level="1" text:bullet-char="•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space-before="1.27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1" text:anchor-type="as-char" svg:width="15.637cm" style:rel-width="scale" svg:height="2.699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4">- Requirements and Analyses: Project Proposal -</text:p>
      <text:p text:style-name="P5">&lt;4D Plattformer&gt;</text:p>
      <text:p text:style-name="P3"><text:span text:style-name="T2">Version: </text:span><text:span text:style-name="T8">0.0.3</text:span></text:p>
      <text:p text:style-name="P6"/>
      <text:p text:style-name="P6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4">Project name</text:p>
          </table:table-cell>
          <table:table-cell table:style-name="Tabelle1.B1" office:value-type="string">
            <text:p text:style-name="P29">&lt;4D Plattformer&gt;</text:p>
          </table:table-cell>
        </table:table-row>
        <table:table-row>
          <table:table-cell table:style-name="Tabelle1.A1" office:value-type="string">
            <text:p text:style-name="P14">Project leader</text:p>
          </table:table-cell>
          <table:table-cell table:style-name="Tabelle1.B1" office:value-type="string">
            <text:p text:style-name="P27">Arno Blümel</text:p>
          </table:table-cell>
        </table:table-row>
        <table:table-row table:style-name="Tabelle1.3">
          <table:table-cell table:style-name="Tabelle1.A1" office:value-type="string">
            <text:p text:style-name="P14">Responsible</text:p>
          </table:table-cell>
          <table:table-cell table:style-name="Tabelle1.B1" office:value-type="string">
            <text:p text:style-name="P22">Stefan Brandmair</text:p>
          </table:table-cell>
        </table:table-row>
        <table:table-row table:style-name="Tabelle1.4">
          <table:table-cell table:style-name="Tabelle1.A1" office:value-type="string">
            <text:p text:style-name="P14">Created on</text:p>
          </table:table-cell>
          <table:table-cell table:style-name="Tabelle1.B1" office:value-type="string">
            <text:p text:style-name="P27">21. September 2017</text:p>
          </table:table-cell>
        </table:table-row>
        <table:table-row table:style-name="Tabelle1.3">
          <table:table-cell table:style-name="Tabelle1.A1" office:value-type="string">
            <text:p text:style-name="P14">Last changed</text:p>
          </table:table-cell>
          <table:table-cell table:style-name="Tabelle1.B1" office:value-type="string">
            <text:p text:style-name="P27">29. September 2017</text:p>
          </table:table-cell>
        </table:table-row>
        <table:table-row table:style-name="Tabelle1.6">
          <table:table-cell table:style-name="Tabelle1.A1" office:value-type="string">
            <text:p text:style-name="P14">Processing status</text:p>
          </table:table-cell>
          <table:table-cell table:style-name="Tabelle1.B1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24">X</text:p>
                </table:table-cell>
                <table:table-cell table:style-name="Tabelle2.A1" office:value-type="string">
                  <text:p text:style-name="P21">in process</text:p>
                </table:table-cell>
              </table:table-row>
              <table:table-row>
                <table:table-cell table:style-name="Tabelle2.A1" office:value-type="string">
                  <text:p text:style-name="P28"/>
                </table:table-cell>
                <table:table-cell table:style-name="Tabelle2.A1" office:value-type="string">
                  <text:p text:style-name="P21">submitted</text:p>
                </table:table-cell>
              </table:table-row>
              <table:table-row>
                <table:table-cell table:style-name="Tabelle2.A1" office:value-type="string">
                  <text:p text:style-name="P28"/>
                </table:table-cell>
                <table:table-cell table:style-name="Tabelle2.A1" office:value-type="string">
                  <text:p text:style-name="P21">completed</text:p>
                </table:table-cell>
              </table:table-row>
            </table:table>
            <text:p text:style-name="P27"/>
          </table:table-cell>
        </table:table-row>
      </table:table>
      <text:p text:style-name="P6"/>
      <text:p text:style-name="P33">Change Listing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column table:style-name="Tabelle3.E"/>
        <table:table-column table:style-name="Tabelle3.F"/>
        <table:table-column table:style-name="Tabelle3.G"/>
        <table:table-row>
          <table:table-cell table:style-name="Tabelle3.A1" table:number-columns-spanned="3" office:value-type="string">
            <table:table table:name="Tabelle4" table:style-name="Tabelle4">
              <table:table-column table:style-name="Tabelle4.A"/>
              <table:table-column table:style-name="Tabelle4.B"/>
              <table:table-column table:style-name="Tabelle4.C"/>
              <table:table-row>
                <table:table-cell table:style-name="Tabelle4.A1" table:number-columns-spanned="3" office:value-type="string">
                  <text:p text:style-name="P15">Change</text:p>
                </table:table-cell>
                <table:covered-table-cell/>
                <table:covered-table-cell/>
              </table:table-row>
              <table:table-row>
                <table:table-cell table:style-name="Tabelle4.A1" office:value-type="string">
                  <text:p text:style-name="P15">No</text:p>
                </table:table-cell>
                <table:table-cell table:style-name="Tabelle4.A1" office:value-type="string">
                  <text:p text:style-name="P15">Date</text:p>
                </table:table-cell>
                <table:table-cell table:style-name="Tabelle4.A1" office:value-type="string">
                  <text:p text:style-name="P15">Version</text:p>
                </table:table-cell>
              </table:table-row>
            </table:table>
            <text:p text:style-name="P27"/>
          </table:table-cell>
          <table:covered-table-cell/>
          <table:covered-table-cell/>
          <table:table-cell table:style-name="Tabelle3.D1" office:value-type="string">
            <text:p text:style-name="P15">Changed Chapters</text:p>
          </table:table-cell>
          <table:table-cell table:style-name="Tabelle3.D1" office:value-type="string">
            <text:p text:style-name="P15">Description of changes</text:p>
          </table:table-cell>
          <table:table-cell table:style-name="Tabelle3.D1" office:value-type="string">
            <text:p text:style-name="P15">Author</text:p>
          </table:table-cell>
          <table:table-cell table:style-name="Tabelle3.D1" office:value-type="string">
            <text:p text:style-name="P15">State</text:p>
          </table:table-cell>
        </table:table-row>
        <table:table-row table:style-name="Tabelle3.2">
          <table:table-cell table:style-name="Tabelle3.A1" office:value-type="string">
            <text:p text:style-name="P16">1</text:p>
          </table:table-cell>
          <table:table-cell table:style-name="Tabelle3.A1" office:value-type="string">
            <text:p text:style-name="P28">21. 9. 2017</text:p>
          </table:table-cell>
          <table:table-cell table:style-name="Tabelle3.A1" office:value-type="string">
            <text:p text:style-name="P24">0.0.1</text:p>
          </table:table-cell>
          <table:table-cell table:style-name="Tabelle3.A1" office:value-type="string">
            <text:p text:style-name="P24">all</text:p>
          </table:table-cell>
          <table:table-cell table:style-name="Tabelle3.A1" office:value-type="string">
            <text:p text:style-name="P24">Initial product creation</text:p>
          </table:table-cell>
          <table:table-cell table:style-name="Tabelle3.A1" office:value-type="string">
            <text:p text:style-name="P28">Both</text:p>
          </table:table-cell>
          <table:table-cell table:style-name="Tabelle3.A1" office:value-type="string">
            <text:p text:style-name="P28"/>
          </table:table-cell>
        </table:table-row>
        <table:table-row>
          <table:table-cell table:style-name="Tabelle3.A1" office:value-type="string">
            <text:p text:style-name="P16">2</text:p>
          </table:table-cell>
          <table:table-cell table:style-name="Tabelle3.A1" office:value-type="string">
            <text:p text:style-name="P28">26. 9. 2017</text:p>
          </table:table-cell>
          <table:table-cell table:style-name="Tabelle3.A1" office:value-type="string">
            <text:p text:style-name="P24">0.0.2</text:p>
          </table:table-cell>
          <table:table-cell table:style-name="Tabelle3.A1" office:value-type="string">
            <text:p text:style-name="P24">3, 4, 5, 6</text:p>
          </table:table-cell>
          <table:table-cell table:style-name="Tabelle3.A1" office:value-type="string">
            <text:p text:style-name="P24">Started writing stuff</text:p>
          </table:table-cell>
          <table:table-cell table:style-name="Tabelle3.A1" office:value-type="string">
            <text:p text:style-name="P28">Both</text:p>
          </table:table-cell>
          <table:table-cell table:style-name="Tabelle3.A1" office:value-type="string">
            <text:p text:style-name="P28"/>
          </table:table-cell>
        </table:table-row>
        <table:table-row>
          <table:table-cell table:style-name="Tabelle3.A1" office:value-type="string">
            <text:p text:style-name="P16">3</text:p>
          </table:table-cell>
          <table:table-cell table:style-name="Tabelle3.A1" office:value-type="string">
            <text:p text:style-name="P28">28. 9. 2017</text:p>
          </table:table-cell>
          <table:table-cell table:style-name="Tabelle3.A1" office:value-type="string">
            <text:p text:style-name="P24">0.0.3</text:p>
          </table:table-cell>
          <table:table-cell table:style-name="Tabelle3.A1" office:value-type="string">
            <text:p text:style-name="P24">6</text:p>
          </table:table-cell>
          <table:table-cell table:style-name="Tabelle3.A1" office:value-type="string">
            <text:p text:style-name="P24">More planning,</text:p>
          </table:table-cell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28"/>
          </table:table-cell>
        </table:table-row>
        <table:table-row>
          <table:table-cell table:style-name="Tabelle3.A1" office:value-type="string">
            <text:p text:style-name="P16">4</text:p>
          </table:table-cell>
          <table:table-cell table:style-name="Tabelle3.A1" office:value-type="string">
            <text:p text:style-name="P28">29. 9. 2017</text:p>
          </table:table-cell>
          <table:table-cell table:style-name="Tabelle3.A1" office:value-type="string">
            <text:p text:style-name="P24">0.0.4</text:p>
          </table:table-cell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28"/>
          </table:table-cell>
          <table:table-cell table:style-name="Tabelle3.A1" office:value-type="string">
            <text:p text:style-name="P28"/>
          </table:table-cell>
        </table:table-row>
      </table:table>
      <text:p text:style-name="P34"/>
      <text:p text:style-name="P34"/>
      <text:p text:style-name="P33"><text:soft-page-break/>Test Listing</text:p>
      <text:p text:style-name="P2"><text:span text:style-name="T4">The following table shows an overview of all tests </text:span><text:span text:style-name="T4">–</text:span><text:span text:style-name="T4"> both self-tests as well as tests by independent quality assurance </text:span><text:span text:style-name="T4">–</text:span><text:span text:style-name="T4"> for the present document.</text:span></text:p>
      <text:p text:style-name="P27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15">Date</text:p>
          </table:table-cell>
          <table:table-cell table:style-name="Tabelle5.A1" office:value-type="string">
            <text:p text:style-name="P15">Tested Version</text:p>
          </table:table-cell>
          <table:table-cell table:style-name="Tabelle5.A1" office:value-type="string">
            <text:p text:style-name="P15">Notes</text:p>
          </table:table-cell>
          <table:table-cell table:style-name="Tabelle5.A1" office:value-type="string">
            <text:p text:style-name="P15">Inspector</text:p>
          </table:table-cell>
          <table:table-cell table:style-name="Tabelle5.A1" office:value-type="string">
            <text:p text:style-name="P15">New Product Status</text:p>
          </table:table-cell>
        </table:table-row>
        <table:table-row>
          <table:table-cell table:style-name="Tabelle5.A2" office:value-type="string">
            <text:p text:style-name="P27"/>
          </table:table-cell>
          <table:table-cell table:style-name="Tabelle5.A2" office:value-type="string">
            <text:p text:style-name="P27"/>
          </table:table-cell>
          <table:table-cell table:style-name="Tabelle5.A2" office:value-type="string">
            <text:p text:style-name="P27"/>
          </table:table-cell>
          <table:table-cell table:style-name="Tabelle5.A2" office:value-type="string">
            <text:p text:style-name="P27"/>
          </table:table-cell>
          <table:table-cell table:style-name="Tabelle5.A2" office:value-type="string">
            <text:p text:style-name="P27"/>
          </table:table-cell>
        </table:table-row>
      </table:table>
      <text:p text:style-name="P27"/>
      <text:p text:style-name="P35">Content</text:p>
      <text:p text:style-name="P23">1 Introduction<text:tab/>4</text:p>
      <text:p text:style-name="P23">2 Initial Situation<text:tab/>5</text:p>
      <text:p text:style-name="P23">3 General Conditions and Constraints<text:tab/>6</text:p>
      <text:p text:style-name="P23">4 Project Objectives and System Concepts<text:tab/>7</text:p>
      <text:p text:style-name="P23">5 Opportunities and Risks<text:tab/>8</text:p>
      <text:p text:style-name="P23">6 Planning<text:tab/>9</text:p>
      <text:p text:style-name="P23">7 Economic Efficiency<text:tab/>10</text:p>
      <text:p text:style-name="P23">8 List of Abbreviations<text:tab/>11</text:p>
      <text:p text:style-name="P23">9 List of Literature<text:tab/>12</text:p>
      <text:p text:style-name="P23">10 List of Figures<text:tab/>13</text:p>
      <text:p text:style-name="P27"/>
      <text:p text:style-name="P27"/>
      <text:p text:style-name="P37">Introduction</text:p>
      <text:p text:style-name="P6">TODO at the end</text:p>
      <text:p text:style-name="P6"/>
      <text:p text:style-name="P37">Initial Situation</text:p>
      <text:list xml:id="list2083464477857478646" text:style-name="L1">
        <text:list-item>
          <text:p text:style-name="P10">Genres:</text:p>
        </text:list-item>
        <text:list-item>
          <text:p text:style-name="P10">3D</text:p>
        </text:list-item>
        <text:list-item>
          <text:p text:style-name="P10">Platformer</text:p>
        </text:list-item>
        <text:list-item>
          <text:p text:style-name="P10">Time Manipulation</text:p>
        </text:list-item>
        <text:list-item>
          <text:p text:style-name="P10">Puzzle</text:p>
        </text:list-item>
      </text:list>
      <text:p text:style-name="P7"/>
      <text:list xml:id="list24137942544031742" text:style-name="L2">
        <text:list-item>
          <text:p text:style-name="P11">Similar games (10):</text:p>
        </text:list-item>
        <text:list-item>
          <text:p text:style-name="P40">Prince of Persia: The Sands of Time</text:p>
        </text:list-item>
        <text:list-item>
          <text:p text:style-name="P40">Prince of Persia: Warrior Within</text:p>
        </text:list-item>
        <text:list-item>
          <text:p text:style-name="P40">Prince of Persia: The Two Thrones</text:p>
        </text:list-item>
        <text:list-item>
          <text:p text:style-name="P40">Blades of Time</text:p>
        </text:list-item>
        <text:list-item>
          <text:p text:style-name="P40">Quantum Conundrum</text:p>
        </text:list-item>
        <text:list-item>
          <text:p text:style-name="P40">Project Temporality</text:p>
        </text:list-item>
        <text:list-item>
          <text:p text:style-name="P40">Gemini: Heroes Reborn</text:p>
        </text:list-item>
        <text:list-item>
          <text:p text:style-name="P40">Thinking with Time Machines</text:p>
        </text:list-item>
        <text:list-item>
          <text:p text:style-name="P40"><text:soft-page-break/>Legacy of Kain</text:p>
        </text:list-item>
        <text:list-item>
          <text:p text:style-name="P40">The Legend of Zelda: Ocarina of Time</text:p>
        </text:list-item>
        <text:list-item>
          <text:p text:style-name="P8">Excludes:</text:p>
        </text:list-item>
        <text:list-item>
          <text:p text:style-name="P40">Games that were made before 2000</text:p>
        </text:list-item>
        <text:list-item>
          <text:p text:style-name="P40">Non 3D games (13)</text:p>
        </text:list-item>
        <text:list-item>
          <text:p text:style-name="P40">Visual novels</text:p>
        </text:list-item>
        <text:list-item>
          <text:p text:style-name="P40">Non Windows games</text:p>
        </text:list-item>
        <text:list-item>
          <text:p text:style-name="P40">Shooter games (3)</text:p>
        </text:list-item>
        <text:list-item>
          <text:p text:style-name="P40">Simulation games (1)</text:p>
        </text:list-item>
        <text:list-item>
          <text:p text:style-name="P40">Real time strategy games (1)</text:p>
        </text:list-item>
      </text:list>
      <text:p text:style-name="P27"/>
      <text:p text:style-name="P30">Why it is better than whatever exists? USP</text:p>
      <text:p text:style-name="P27"/>
      <text:p text:style-name="P7"/>
      <text:p text:style-name="P7"/>
      <text:p text:style-name="P36">General Conditions and Constraints</text:p>
      <text:list xml:id="list1956239823573786356" text:style-name="L3">
        <text:list-item>
          <text:p text:style-name="P43">Cryengine</text:p>
        </text:list-item>
        <text:list-item>
          <text:p text:style-name="P43">C#</text:p>
        </text:list-item>
        <text:list-item>
          <text:p text:style-name="P43">10 Months</text:p>
        </text:list-item>
        <text:list-item>
          <text:p text:style-name="P43">2 Programmers</text:p>
        </text:list-item>
      </text:list>
      <text:p text:style-name="P36">Project Objectives and System Concepts</text:p>
      <text:list xml:id="list4067951045797717876" text:style-name="L4">
        <text:list-item>
          <text:p text:style-name="P45">Make a cool videogame:</text:p>
        </text:list-item>
        <text:list-item>
          <text:p text:style-name="P45">3D</text:p>
        </text:list-item>
        <text:list-item>
          <text:p text:style-name="P45">Platformer</text:p>
        </text:list-item>
        <text:list-item>
          <text:p text:style-name="P45">Levels</text:p>
        </text:list-item>
        <text:list-item>
          <text:p text:style-name="P45">Time scrolling (different epochs) (using the scroll wheel to change time)</text:p>
        </text:list-item>
        <text:list-item>
          <text:p text:style-name="P45">Setting: FPS (Fancy prehistoric stuff), Caves, Temple/Labyrinth, Mine, Fancy High Tech Future Stuff</text:p>
        </text:list-item>
        <text:list-item>
          <text:p text:style-name="P44"><text:span text:style-name="T5">Inspirations: Banjo Kazooie, Super Mario 64 (not the camera), Tomb Raider Caves and Ruins (</text:span><text:a xlink:type="simple" xlink:href="https://www.primagames.com/media/images/news/Rise-of-the-tomb-raider.jpg" text:style-name="Internet_20_link" text:visited-style-name="Visited_20_Internet_20_Link"><text:span text:style-name="T13">https://www.primagames.com/media/images/news/Rise-of-the-tomb-raider.jpg</text:span></text:a><text:span text:style-name="T5">), any puzzle game, Percy Jackson's Labyrinth (the world ain't friendly nor does it make any sense)</text:span></text:p>
        </text:list-item>
        <text:list-item>
          <text:p text:style-name="P44"><text:span text:style-name="T5">Example level idea: Temple:<text:line-break/>Entrance </text:span><text:span text:style-name="T7">--&gt; <text:line-break/></text:span><text:span text:style-name="T5">Reasonably open with the goal/correct direction clearly visible BUT unreachable without </text:span><text:soft-page-break/><text:span text:style-name="T5">getting killed </text:span><text:span text:style-name="T6">--&gt; <text:line-break/></text:span><text:span text:style-name="T5">Change time </text:span><text:span text:style-name="T6">--&gt; <text:line-break/></text:span><text:span text:style-name="T5">Basic structure remains the same, same temple but older </text:span><text:span text:style-name="T6">--&gt;<text:line-break/></text:span><text:span text:style-name="T5">Woohoo, the traps are disabled </text:span><text:span text:style-name="T6">--&gt; <text:line-break/></text:span><text:span text:style-name="T5">Goal/Exit</text:span></text:p>
        </text:list-item>
      </text:list>
      <text:p text:style-name="P36">Opportunities and Risks</text:p>
      <text:p text:style-name="P38">Opportunities:</text:p>
      <text:list xml:id="list5765851980934533384" text:style-name="L5">
        <text:list-item>
          <text:p text:style-name="P46">Learning new stuff</text:p>
        </text:list-item>
        <text:list-item>
          <text:p text:style-name="P46">Getting a good grade</text:p>
        </text:list-item>
        <text:list-item>
          <text:p text:style-name="P46">Creating a game that is playable and that we like</text:p>
        </text:list-item>
      </text:list>
      <text:p text:style-name="P38">Risks:</text:p>
      <text:list xml:id="list6929585165776184587" text:style-name="L6">
        <text:list-item>
          <text:p text:style-name="P47">Not achieving any of the stuff above</text:p>
        </text:list-item>
        <text:list-item>
          <text:p text:style-name="P47">Having wasted a lot of time</text:p>
        </text:list-item>
        <text:list-item>
          <text:p text:style-name="P47">Creating a game that is so good that it blows everybody's minds</text:p>
        </text:list-item>
      </text:list>
      <text:p text:style-name="P36">Planning</text:p>
      <text:list xml:id="list945949996943825629" text:style-name="L7">
        <text:list-item>
          <text:p text:style-name="P9"><text:span text:style-name="T9">Soon</text:span><text:span text:style-name="T11">©TM®</text:span></text:p>
        </text:list-item>
        <text:list-item>
          <text:p text:style-name="P12">Start: This month/early next month</text:p>
        </text:list-item>
        <text:list-item>
          <text:p text:style-name="P9"><text:span text:style-name="T9">End: </text:span><text:span text:style-name="T12">After we found enough enderpearls &amp; killed enough blazes</text:span><text:span text:style-name="T9"> At the end of the school year (June)</text:span></text:p>
        </text:list-item>
        <text:list-item>
          <text:p text:style-name="P12">First prototype:</text:p>
        </text:list-item>
        <text:list-item>
          <text:p text:style-name="P41">When: December</text:p>
        </text:list-item>
        <text:list-item>
          <text:p text:style-name="P41">What:<text:span text:style-name="T15"> </text:span><text:span text:style-name="T16">One Level with the basic gameplay-elements and a moderately working player/camera control (i.e. You won't get cancer when trying to jump on something or turn around)</text:span></text:p>
          <text:list>
            <text:list-item>
              <text:list>
                <text:list-item>
                  <text:p text:style-name="P12">Controlling the character</text:p>
                </text:list-item>
                <text:list-item>
                  <text:p text:style-name="P12">Camera</text:p>
                </text:list-item>
                <text:list-item>
                  <text:p text:style-name="P12">1 Level</text:p>
                </text:list-item>
                <text:list-item>
                  <text:p text:style-name="P12">Time scrolling</text:p>
                </text:list-item>
                <text:list-item>
                  <text:p text:style-name="P12">Excludes:</text:p>
                  <text:list>
                    <text:list-item>
                      <text:p text:style-name="P12">All textures and the good looking stuff</text:p>
                    </text:list-item>
                    <text:list-item>
                      <text:p text:style-name="P12">All the other levels</text:p>
                    </text:list-item>
                    <text:list-item>
                      <text:p text:style-name="P12">Story</text:p>
                    </text:list-item>
                    <text:list-item>
                      <text:p text:style-name="P12">Further time scrolling features<text:tab/><text:tab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">Big blocks of work to be done (Sorted by priority)</text:p>
        </text:list-item>
        <text:list-item>
          <text:p text:style-name="P41">Getting the basic stuff set up</text:p>
        </text:list-item>
        <text:list-item>
          <text:p text:style-name="P12"><text:soft-page-break/>CryEngine Project</text:p>
        </text:list-item>
        <text:list-item>
          <text:p text:style-name="P12">Development Environment</text:p>
        </text:list-item>
        <text:list-item>
          <text:p text:style-name="P13">GitLab or GitHub</text:p>
        </text:list-item>
        <text:list-item>
          <text:p text:style-name="P12">Unit Tests?</text:p>
        </text:list-item>
        <text:list-item>
          <text:p text:style-name="P12">Communication Channel: Slack</text:p>
        </text:list-item>
        <text:list-item>
          <text:p text:style-name="P41">Player Control (First Person and/or Third Person)</text:p>
        </text:list-item>
        <text:list-item>
          <text:p text:style-name="P41">Time Scrolling (Large Area and/or single object)</text:p>
        </text:list-item>
        <text:list-item>
          <text:p text:style-name="P41">Levels</text:p>
        </text:list-item>
        <text:list-item>
          <text:p text:style-name="P41">Level chaining (In which order will the levels be played? Open world? Non-linear?)</text:p>
        </text:list-item>
        <text:list-item>
          <text:p text:style-name="P41">Menu, Settings</text:p>
        </text:list-item>
        <text:list-item>
          <text:p text:style-name="P41">Decent graphics (Models, shaders, ...)</text:p>
        </text:list-item>
        <text:list-item>
          <text:p text:style-name="P41">Story (Introduction, bare minimum)</text:p>
        </text:list-item>
        <text:list-item>
          <text:p text:style-name="P12">Optional blocks of work:</text:p>
        </text:list-item>
        <text:list-item>
          <text:p text:style-name="P41">Time freezing</text:p>
        </text:list-item>
        <text:list-item>
          <text:p text:style-name="P41">Bosses</text:p>
        </text:list-item>
        <text:list-item>
          <text:p text:style-name="P41">Sensible Story (Comedy)</text:p>
        </text:list-item>
        <text:list-item>
          <text:p text:style-name="P41">Really good looking graphics (Manga/Anime?)</text:p>
        </text:list-item>
        <text:list-item>
          <text:p text:style-name="P39"><text:span text:style-name="T9">Different Level Directions: Go into a different direction </text:span><text:span text:style-name="T10">--&gt; </text:span><text:span text:style-name="T9"><text:line-break/>Level type is different<text:line-break/>e.g. Right: Speed, Parkour <text:s text:c="2"/>Left: Puzzles</text:span></text:p>
        </text:list-item>
        <text:list-item>
          <text:p text:style-name="P39"><text:span text:style-name="T9">The Labyrinth Style Levels Chaining: <text:line-break/> <text:s text:c="7"/>Choose a goal/place where you want to go and start walking: <text:line-break/> <text:s text:c="11"/>If you have been there already </text:span><text:span text:style-name="T10">--&gt;</text:span><text:span text:style-name="T9"> Easy to reach<text:line-break/> <text:s text:c="11"/>Otherwise </text:span><text:span text:style-name="T10">--&gt;</text:span><text:span text:style-name="T9"> A lot of levels (depending on the goal)</text:span></text:p>
        </text:list-item>
        <text:list-item>
          <text:p text:style-name="P42">Shortcuts (and longcuts?)</text:p>
        </text:list-item>
        <text:list-item>
          <text:p text:style-name="P42">More time scrolling features (weather, climate, more different times...)</text:p>
        </text:list-item>
        <text:list-item>
          <text:p text:style-name="P12">Doable: Not impossible</text:p>
        </text:list-item>
      </text:list>
      <text:p text:style-name="P36">List of Abbreviations</text:p>
      <text:p text:style-name="P6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5">Abbreviation</text:p>
          </table:table-cell>
          <table:table-cell table:style-name="Tabelle6.A1" office:value-type="string">
            <text:p text:style-name="P25">Explanation</text:p>
          </table:table-cell>
        </table:table-row>
        <table:table-row>
          <table:table-cell table:style-name="Tabelle6.A2" office:value-type="string">
            <text:p text:style-name="P27"/>
          </table:table-cell>
          <table:table-cell table:style-name="Tabelle6.A2" office:value-type="string">
            <text:p text:style-name="P27"/>
          </table:table-cell>
        </table:table-row>
      </table:table>
      <text:p text:style-name="P7"/>
      <text:p text:style-name="P36">List of Literature</text:p>
      <text:p text:style-name="P6"/>
      <text:p text:style-name="P37">List of Figures(Pictures, aBBILDUNG)</text:p>
      <text:p text:style-name="P6"/>
      <text:p text:style-name="P7"><text:soft-page-break/></text:p>
      <text:p text:style-name="P7"/>
      <text:p text:style-name="P31">Guidelines for checking the documents</text:p>
      <text:p text:style-name="P32">Contentwise and formal directives to the project are to be taken from part 5: V-Modell refer-ence products of the V-Modell-XT and if necessary from an associated evaluation specifica-tion document. For checking the product regarding its contentwise consistency related to the already finished products, the following product depencies are to be checked.</text:p>
      <text:p text:style-name="P27"/>
      <text:p text:style-name="P26">Consideration of the Project Proposal</text:p>
      <text:p text:style-name="P20">Affected products:</text:p>
      <text:list xml:id="list1887968195344828764" text:style-name="L8">
        <text:list-item>
          <text:p text:style-name="P17">Project Proposal</text:p>
        </text:list-item>
        <text:list-item>
          <text:p text:style-name="P17">Project Manuel</text:p>
        </text:list-item>
        <text:list-item>
          <text:p text:style-name="P17">Project Plan</text:p>
        </text:list-item>
      </text:list>
      <text:p text:style-name="P48">Description:</text:p>
      <text:p text:style-name="P2"><text:span text:style-name="T3">The information about </text:span><text:span text:style-name="T14">»Initial Situation</text:span><text:span text:style-name="T3">, existing framework conditions, project targets, system conception and </text:span><text:span text:style-name="T14">»Economic Efficiency</text:span><text:span text:style-name="T3"> contained in the </text:span><text:span text:style-name="T14">»Project Proposal</text:span><text:span text:style-name="T3"> have to be considered in the </text:span><text:span text:style-name="T14">»Project Manual</text:span><text:span text:style-name="T3"> and in the </text:span><text:span text:style-name="T14">»Project Plan</text:span><text:span text:style-name="T3">.</text:span></text:p>
      <text:p text:style-name="P27"/>
      <text:p text:style-name="P26">Preparing the first Project Progress Decision</text:p>
      <text:p text:style-name="P20">Affected products:</text:p>
      <text:list xml:id="list2753354223434384369" text:style-name="L9">
        <text:list-item>
          <text:p text:style-name="P18">Project Proposal</text:p>
        </text:list-item>
        <text:list-item>
          <text:p text:style-name="P18">Project Progress Decision</text:p>
        </text:list-item>
      </text:list>
      <text:p text:style-name="P48">Description:</text:p>
      <text:p text:style-name="P2"><text:span text:style-name="T3">The project ideas and realization proposals presented in the </text:span><text:span text:style-name="T14">»Project Proposal</text:span><text:span text:style-name="T3"> have to be weighted in a decision process that is outside of the V-Modell. The decision that is made has to be laid down in a </text:span><text:span text:style-name="T14">»Project Progress Decision</text:span><text:span text:style-name="T3">.</text:span></text:p>
      <text:p text:style-name="P27"/>
      <text:p text:style-name="P26">Project Proposal and Requirements Specification</text:p>
      <text:p text:style-name="P20">Affected products:</text:p>
      <text:list xml:id="list8841625949807052011" text:style-name="L10">
        <text:list-item>
          <text:p text:style-name="P19">Requirements Specification</text:p>
        </text:list-item>
        <text:list-item>
          <text:p text:style-name="P19">Project Proposal</text:p>
        </text:list-item>
      </text:list>
      <text:p text:style-name="P48">Description:</text:p>
      <text:p text:style-name="P2"><text:span text:style-name="T3">In the product </text:span><text:span text:style-name="T14">»Requirements Specification</text:span><text:span text:style-name="T3"> or Requirements Specification Overall Project, the information from the </text:span><text:span text:style-name="T14">»Project Proposal</text:span><text:span text:style-name="T3"> concerning framework conditions, system idea and realization plan have to be taken into accoun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Arial" svg:font-family="Arial"/>
    <style:font-face style:name="Calibri1" svg:font-family="Calibri"/>
    <style:font-face style:name="Helvetica" svg:font-family="Helvetica"/>
    <style:font-face style:name="Papyrus" svg:font-family="Papyrus"/>
    <style:font-face style:name="Symbol" svg:font-family="Symbol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6" meta:image-count="0" meta:object-count="1" meta:page-count="6" meta:paragraph-count="183" meta:word-count="982" meta:character-count="5777"/>
    <dc:date>2017-10-10T08:49:46.58</dc:date>
    <dc:creator>Arno Bluemel</dc:creator>
    <meta:editing-duration>PT40M59S</meta:editing-duration>
    <meta:editing-cycles>1</meta:editing-cycles>
    <meta:generator>OpenOffice/4.1.3$Win32 OpenOffice.org_project/413m1$Build-9783</meta:generator>
  </office:meta>
</office:document-meta>
</file>